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SimSun" svg:font-family="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7c2" officeooo:paragraph-rsid="001e57c2"/>
    </style:style>
    <style:style style:name="P2" style:family="paragraph" style:parent-style-name="Standard">
      <style:text-properties officeooo:rsid="001f0515" officeooo:paragraph-rsid="001f0515"/>
    </style:style>
    <style:style style:name="P3" style:family="paragraph" style:parent-style-name="Standard">
      <style:text-properties officeooo:paragraph-rsid="001f0515"/>
    </style:style>
    <style:style style:name="P4" style:family="paragraph" style:parent-style-name="Standard">
      <style:text-properties officeooo:paragraph-rsid="001f0515"/>
    </style:style>
    <style:style style:name="P5" style:family="paragraph" style:parent-style-name="Standard">
      <style:text-properties style:font-name="Noto Sans CJK SC Regular" fo:font-size="10.5pt" officeooo:paragraph-rsid="001f0515" style:font-name-asian="Noto Sans CJK SC Regular" style:font-size-asian="10.5pt" style:font-size-complex="10.5pt"/>
    </style:style>
    <style:style style:name="P6" style:family="paragraph" style:parent-style-name="Standard">
      <style:text-properties style:font-name="Noto Sans CJK SC Regular" fo:font-size="10.5pt" officeooo:rsid="00206fd9" officeooo:paragraph-rsid="00206fd9" style:font-name-asian="Noto Sans CJK SC Regular" style:font-size-asian="10.5pt" style:font-size-complex="10.5pt"/>
    </style:style>
    <style:style style:name="P7" style:family="paragraph" style:parent-style-name="Standard">
      <style:text-properties style:font-name="Noto Sans CJK SC Regular" fo:font-size="10.5pt" officeooo:rsid="001f0515" officeooo:paragraph-rsid="001f0515" style:font-size-asian="9.14999961853027pt" style:font-size-complex="10.5pt"/>
    </style:style>
    <style:style style:name="P8" style:family="paragraph" style:parent-style-name="Standard">
      <style:text-properties officeooo:paragraph-rsid="00206fd9"/>
    </style:style>
    <style:style style:name="P9" style:family="paragraph" style:parent-style-name="Standard">
      <style:text-properties officeooo:paragraph-rsid="0023c5e3"/>
    </style:style>
    <style:style style:name="P10" style:family="paragraph" style:parent-style-name="Preformatted_20_Text">
      <style:text-properties officeooo:paragraph-rsid="0023c5e3"/>
    </style:style>
    <style:style style:name="P11" style:family="paragraph" style:parent-style-name="Preformatted_20_Text">
      <style:text-properties officeooo:paragraph-rsid="0026c0f5"/>
    </style:style>
    <style:style style:name="P12" style:family="paragraph" style:parent-style-name="Preformatted_20_Text">
      <style:text-properties officeooo:paragraph-rsid="00270762"/>
    </style:style>
    <style:style style:name="T1" style:family="text">
      <style:text-properties officeooo:rsid="001f0515"/>
    </style:style>
    <style:style style:name="T2" style:family="text">
      <style:text-properties style:font-name="Microsoft YaHei" fo:font-size="10.5pt" style:font-size-asian="10.5pt" style:font-size-complex="10.5pt"/>
    </style:style>
    <style:style style:name="T3" style:family="text">
      <style:text-properties fo:font-size="10.5pt" style:font-name-asian="Microsoft YaHei" style:font-size-asian="10.5pt" style:font-size-complex="10.5pt"/>
    </style:style>
    <style:style style:name="T4" style:family="text">
      <style:text-properties fo:font-size="10.5pt" fo:font-weight="normal" officeooo:rsid="00206fd9" style:font-size-asian="10.5pt" style:font-weight-asian="normal" style:font-size-complex="10.5pt" style:font-weight-complex="normal"/>
    </style:style>
    <style:style style:name="T5" style:family="text">
      <style:text-properties fo:color="#000000" fo:font-size="10.5pt" style:font-name-asian="Microsoft YaHei" style:font-size-asian="10.5pt" style:font-size-complex="10.5pt"/>
    </style:style>
    <style:style style:name="T6" style:family="text">
      <style:text-properties fo:color="#000000" style:font-name="Microsoft YaHei" fo:font-size="10.5pt" style:font-size-asian="10.5pt" style:font-size-complex="10.5pt"/>
    </style:style>
    <style:style style:name="T7" style:family="text">
      <style:text-properties officeooo:rsid="001f116d"/>
    </style:style>
    <style:style style:name="T8" style:family="text">
      <style:text-properties officeooo:rsid="00206fd9"/>
    </style:style>
    <style:style style:name="T9" style:family="text">
      <style:text-properties style:font-name="SimSun"/>
    </style:style>
    <style:style style:name="T10" style:family="text">
      <style:text-properties style:font-name="SimSun" fo:font-size="13.5pt"/>
    </style:style>
    <style:style style:name="T11" style:family="text">
      <style:text-properties style:font-name="SimSun" fo:font-size="13.5pt" officeooo:rsid="00206fd9" style:font-name-asian="Noto Sans CJK SC Regular" style:font-size-asian="10.5pt" style:font-size-complex="10.5pt"/>
    </style:style>
    <style:style style:name="T12" style:family="text">
      <style:text-properties style:font-name="SimSun" fo:font-size="13.5pt" fo:font-weight="normal" officeooo:rsid="00206fd9" style:font-name-asian="Noto Sans CJK SC Regular" style:font-size-asian="10.5pt" style:font-weight-asian="normal" style:font-size-complex="10.5pt" style:font-weight-complex="normal"/>
    </style:style>
    <style:style style:name="T13" style:family="text">
      <style:text-properties style:font-name="SimSun" fo:font-size="11pt" fo:font-weight="normal" officeooo:rsid="00206fd9" style:font-name-asian="Noto Sans CJK SC Regular" style:font-size-asian="11pt" style:font-weight-asian="normal" style:font-size-complex="11pt" style:font-weight-complex="normal"/>
    </style:style>
    <style:style style:name="T14" style:family="text">
      <style:text-properties style:font-name-asian="SimSun"/>
    </style:style>
    <style:style style:name="T15" style:family="text">
      <style:text-properties style:font-name-asian="SimSun" style:font-size-asian="13.5pt"/>
    </style:style>
    <style:style style:name="T16" style:family="text">
      <style:text-properties style:font-name="Noto Sans CJK SC Regular" fo:font-size="10.5pt" style:font-name-asian="Noto Sans CJK SC Regular" style:font-size-asian="10.5pt" style:font-size-complex="10.5pt"/>
    </style:style>
    <style:style style:name="T17" style:family="text">
      <style:text-properties style:font-name="Noto Sans CJK SC Regular" fo:font-size="10.5pt" officeooo:rsid="00206fd9" style:font-name-asian="Noto Sans CJK SC Regular" style:font-size-asian="10.5pt" style:font-size-complex="10.5pt"/>
    </style:style>
    <style:style style:name="T18" style:family="text">
      <style:text-properties style:font-name="Noto Sans CJK SC Regular" fo:font-size="10.5pt" officeooo:rsid="00206fd9" style:font-name-asian="Noto Sans CJK SC Regular" style:font-size-asian="13.5pt" style:font-size-complex="10.5pt"/>
    </style:style>
    <style:style style:name="T19" style:family="text">
      <style:text-properties style:font-name="Noto Sans CJK SC Regular" fo:font-size="10.5pt" fo:font-weight="normal" style:font-name-asian="Noto Sans CJK SC Regular" style:font-size-asian="10.5pt" style:font-weight-asian="normal" style:font-size-complex="10.5pt" style:font-weight-complex="normal"/>
    </style:style>
    <style:style style:name="T20" style:family="text">
      <style:text-properties style:font-name="Noto Sans CJK SC Regular" fo:font-size="10.5pt" fo:font-weight="normal" officeooo:rsid="00206fd9" style:font-name-asian="Noto Sans CJK SC Regular" style:font-size-asian="10.5pt" style:font-weight-asian="normal" style:font-size-complex="10.5pt" style:font-weight-complex="normal"/>
    </style:style>
    <style:style style:name="T21" style:family="text">
      <style:text-properties style:font-name="Noto Sans CJK SC Regular" fo:font-size="10.5pt" fo:font-weight="normal" officeooo:rsid="00232e77" style:font-name-asian="Noto Sans CJK SC Regular" style:font-size-asian="10.5pt" style:font-weight-asian="normal" style:font-size-complex="10.5pt" style:font-weight-complex="normal"/>
    </style:style>
    <style:style style:name="T22" style:family="text">
      <style:text-properties style:font-name="Noto Sans CJK SC Regular" fo:font-size="10.5pt" fo:font-weight="normal" officeooo:rsid="0023c5e3" style:font-name-asian="Noto Sans CJK SC Regular" style:font-size-asian="10.5pt" style:font-weight-asian="normal" style:font-size-complex="10.5pt" style:font-weight-complex="normal"/>
    </style:style>
    <style:style style:name="T23" style:family="text">
      <style:text-properties style:font-name="Noto Sans CJK SC Regular" fo:font-size="10.5pt" fo:font-weight="normal" officeooo:rsid="0026c0f5" style:font-name-asian="Noto Sans CJK SC Regular" style:font-size-asian="10.5pt" style:font-weight-asian="normal" style:font-size-complex="10.5pt" style:font-weight-complex="normal"/>
    </style:style>
    <style:style style:name="T24" style:family="text">
      <style:text-properties style:font-name="Noto Sans CJK SC Regular" fo:font-size="10.5pt" fo:font-weight="normal" officeooo:rsid="00270762" style:font-name-asian="Noto Sans CJK SC Regular" style:font-size-asian="10.5pt" style:font-weight-asian="normal" style:font-size-complex="10.5pt" style:font-weight-complex="normal"/>
    </style:style>
    <style:style style:name="T25" style:family="text">
      <style:text-properties style:font-name="Noto Sans CJK SC Regular" fo:font-size="10.5pt" fo:font-weight="normal" officeooo:rsid="00206fd9" style:font-name-asian="Noto Sans CJK SC Regular" style:font-size-asian="13.5pt" style:font-weight-asian="normal" style:font-size-complex="10.5pt" style:font-weight-complex="normal"/>
    </style:style>
    <style:style style:name="T26" style:family="text">
      <style:text-properties style:font-name="Noto Sans CJK SC Regular" fo:font-size="10.5pt" fo:font-weight="normal" officeooo:rsid="00206fd9" style:font-name-asian="SimSun" style:font-size-asian="13.5pt" style:font-weight-asian="normal" style:font-size-complex="10.5pt" style:font-weight-complex="normal"/>
    </style:style>
    <style:style style:name="T27" style:family="text">
      <style:text-properties style:font-name="Noto Sans CJK SC Regular" fo:font-size="10.5pt" officeooo:rsid="00206fd9" style:font-name-asian="SimSun" style:font-size-asian="13.5pt" style:font-size-complex="10.5pt"/>
    </style:style>
    <style:style style:name="T28" style:family="text">
      <style:text-properties style:font-name="Noto Sans CJK SC Regular" style:font-name-asian="Noto Sans CJK SC Regular" style:font-size-asian="13.5pt"/>
    </style:style>
    <style:style style:name="T29" style:family="text">
      <style:text-properties style:font-name="Noto Sans CJK SC Regular" fo:font-size="13.5pt" style:font-name-asian="Noto Sans CJK SC Regular"/>
    </style:style>
    <style:style style:name="T30" style:family="text">
      <style:text-properties style:font-name="Noto Sans CJK SC Regular" fo:font-size="13.5pt" officeooo:rsid="00206fd9" style:font-name-asian="Noto Sans CJK SC Regular" style:font-size-asian="10.5pt" style:font-size-complex="10.5pt"/>
    </style:style>
    <style:style style:name="T31" style:family="text">
      <style:text-properties style:font-name="Noto Sans CJK SC Regular" fo:font-size="13.5pt" fo:font-weight="normal" officeooo:rsid="00206fd9" style:font-name-asian="Noto Sans CJK SC Regular" style:font-size-asian="10.5pt" style:font-weight-asian="normal" style:font-size-complex="10.5pt" style:font-weight-complex="normal"/>
    </style:style>
    <style:style style:name="T32" style:family="text">
      <style:text-properties style:font-name="Noto Sans CJK SC Regular" fo:font-size="11pt" fo:font-weight="normal" officeooo:rsid="00206fd9" style:font-name-asian="SimSun" style:font-size-asian="11pt" style:font-weight-asian="normal" style:font-size-complex="11pt" style:font-weight-complex="normal"/>
    </style:style>
    <style:style style:name="T33" style:family="text">
      <style:text-properties style:font-name="Noto Sans CJK SC Regular" fo:font-size="11pt" fo:font-weight="normal" officeooo:rsid="00206fd9" style:font-name-asian="Noto Sans CJK SC Regular" style:font-size-asian="11pt" style:font-weight-asian="normal" style:font-size-complex="11pt" style:font-weight-complex="normal"/>
    </style:style>
    <style:style style:name="T34" style:family="text">
      <style:text-properties style:font-name="Noto Sans CJK SC Regular" fo:font-weight="normal" officeooo:rsid="00206fd9" style:font-name-asian="Noto Sans CJK SC Regular" style:font-weight-asian="normal" style:font-weight-complex="normal"/>
    </style:style>
    <style:style style:name="T35" style:family="text">
      <style:text-properties officeooo:rsid="002205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/修改linux主机名：</text:p>
      <text:p text:style-name="P1">1.命令行hostname new-hostname</text:p>
      <text:p text:style-name="P1">2.修改主机名配置文件：/etc/hostname（系统启动时，会从该文档中读取主机名）</text:p>
      <text:p text:style-name="P2">3.修改域名解析文件：/etc/hosts</text:p>
      <text:p text:style-name="P7"/>
      <text:p text:style-name="P2">主机名：在局域网中，每台主机都有一主机名。</text:p>
      <text:p text:style-name="P3"><text:span text:style-name="T1">ip地址：</text:span><text:span text:style-name="T3">在网络通信中，每个</text:span><text:span text:style-name="T2">IP</text:span><text:span text:style-name="T3">可唯一标识一台主机</text:span></text:p>
      <text:p text:style-name="P3"><text:span text:style-name="T1">域名：</text:span><text:span text:style-name="T5">域名可以认为是主机在公网环境中的标识，在公网下，对应一个唯一的</text:span><text:span text:style-name="T6">IP</text:span></text:p>
      <text:p text:style-name="P3"><text:span text:style-name="T1">hosts文件：</text:span><text:span text:style-name="T3">在</text:span><text:span text:style-name="T2">linux</text:span><text:span text:style-name="T3">系统中有个</text:span><text:span text:style-name="T2">hosts</text:span><text:span text:style-name="T3">文件来记录本机所在局域网中的主机的</text:span><text:span text:style-name="T2">IP</text:span><text:span text:style-name="T3">地址和对应的主机名</text:span></text:p>
      <text:p text:style-name="P3"><text:span text:style-name="T1">域名解析：</text:span>把域名指向网站空间IP，让人们通过注册的域名可以方便地访问到网站的一种服务</text:p>
      <text:p text:style-name="P3">问题：为什么在<text:span text:style-name="T7">hosts文件中主机名对应的是127.0.1.1</text:span></text:p>
      <text:p text:style-name="P3"/>
      <text:p text:style-name="P3"/>
      <text:p text:style-name="P3">二/使用<text:span text:style-name="T8">APUE上的源代码找不到apue.h的问题：</text:span></text:p>
      <text:p text:style-name="P5">原来作者是为了减少书中示例代码的长度，将很多包含头文件的代码封装到了apue.h这个文件</text:p>
      <text:p text:style-name="P5">步骤：</text:p>
      <text:p text:style-name="P6">1.下载源码</text:p>
      <text:p text:style-name="P8"><text:span text:style-name="T17">2.</text:span><text:span text:style-name="Strong_20_Emphasis"><text:span text:style-name="T19">复制apue.h到/usr/include/下</text:span></text:span></text:p>
      <text:p text:style-name="P8"><text:span text:style-name="Strong_20_Emphasis"><text:span text:style-name="T20">3.复制error.c到/usr/include/下</text:span></text:span></text:p>
      <text:p text:style-name="P8"><text:span text:style-name="Strong_20_Emphasis"><text:span text:style-name="T20">4.编辑/usr/include/apue.h文件：</text:span></text:span><text:span text:style-name="Strong_20_Emphasis"><text:span text:style-name="T32">在</text:span></text:span><text:span text:style-name="Strong_20_Emphasis"><text:span text:style-name="T20">文件最后#endif前加上包含error.c的代码：include "error.c";</text:span></text:span></text:p>
      <text:p text:style-name="P8"><text:span text:style-name="Strong_20_Emphasis"><text:span text:style-name="T20"/></text:span></text:p>
      <text:p text:style-name="P8"><text:span text:style-name="Strong_20_Emphasis"><text:span text:style-name="T20"/></text:span></text:p>
      <text:p text:style-name="P8"><text:span text:style-name="Strong_20_Emphasis"><text:span text:style-name="T20">三/</text:span></text:span><text:span text:style-name="Strong_20_Emphasis"><text:span text:style-name="T21">gdb</text:span></text:span></text:p>
      <text:p text:style-name="P8"><text:span text:style-name="Strong_20_Emphasis"><text:span text:style-name="T21">GDB是一个由GNU开源组织发布的、UNIX/LINUX操作系统下的、基于命令行的、功能强大的程序调试工具。 对于一名Linux下工作的c程序员，gdb是必不可少的工具；</text:span></text:span></text:p>
      <text:p text:style-name="P9"><text:span text:style-name="Strong_20_Emphasis"><text:span text:style-name="T22">1.启动gdb：</text:span></text:span></text:p>
      <text:p text:style-name="P10"><text:span text:style-name="Strong_20_Emphasis"><text:span text:style-name="T22">gcc -g hello.c -o hello</text:span></text:span></text:p>
      <text:p text:style-name="P10"><text:span text:style-name="Strong_20_Emphasis"><text:span text:style-name="T22">gdb &lt;program&gt;</text:span></text:span></text:p>
      <text:p text:style-name="P10"><text:span text:style-name="Strong_20_Emphasis"><text:span text:style-name="T22">如果没有-g，你将看不见程序的函数名、变量名，所代替的全是运行时的内存地址。</text:span></text:span></text:p>
      <text:p text:style-name="P11"><text:span text:style-name="Strong_20_Emphasis"><text:span text:style-name="T23">2.gdb设置程序运行参数</text:span></text:span></text:p>
      <text:p text:style-name="P12"><text:span text:style-name="Strong_20_Emphasis"><text:span text:style-name="T24">set args</text:span></text:span></text:p>
      <text:p text:style-name="P12"><text:span text:style-name="Strong_20_Emphasis"><text:span text:style-name="T24">show args（查看）</text:span></text:span></text:p>
      <text:p text:style-name="P9"><text:span text:style-name="Strong_20_Emphasis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"/>
    <style:font-face style:name="SimSun" svg:font-family="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1:18:05.932111303</meta:creation-date>
    <dc:date>2018-08-17T16:37:29.966062001</dc:date>
    <meta:editing-duration>PT1H53M1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472" meta:character-count="718" meta:non-whitespace-character-count="708"/>
  </office:meta>
</office:document-meta>
</file>